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043in"/>
    </style:style>
    <style:style style:name="co2" style:family="table-column">
      <style:table-column-properties fo:break-before="auto" style:column-width="3.1626in"/>
    </style:style>
    <style:style style:name="co3" style:family="table-column">
      <style:table-column-properties fo:break-before="auto" style:column-width="3.3555in"/>
    </style:style>
    <style:style style:name="co4" style:family="table-column">
      <style:table-column-properties fo:break-before="auto" style:column-width="0.6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_20_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131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2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0000"/>
    </style:style>
    <style:style style:name="ce4" style:family="table-cell" style:parent-style-name="Default" style:data-style-name="N2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5" style:family="table-cell" style:parent-style-name="Default" style:data-style-name="N135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1" style:family="table-cell" style:parent-style-name="Default" style:data-style-name="N131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2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3" style:family="table-cell" style:parent-style-name="Default" style:data-style-name="N2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0000"/>
    </style:style>
    <style:style style:name="ce14" style:family="table-cell" style:parent-style-name="Default" style:data-style-name="N2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5" style:family="table-cell" style:parent-style-name="Default" style:data-style-name="N135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 1" table:style-name="ta1">
        <office:forms form:automatic-focus="false" form:apply-design-mode="false"/>
        <table:table-column table:style-name="co1" table:number-columns-repeated="2" table:default-cell-style-name="ce11"/>
        <table:table-column table:style-name="co2" table:default-cell-style-name="ce11"/>
        <table:table-column table:style-name="co1" table:default-cell-style-name="ce12"/>
        <table:table-column table:style-name="co1" table:default-cell-style-name="ce11"/>
        <table:table-column table:style-name="co1" table:number-columns-repeated="2" table:default-cell-style-name="ce13"/>
        <table:table-column table:style-name="co1" table:number-columns-repeated="2" table:default-cell-style-name="ce14"/>
        <table:table-column table:style-name="co1" table:default-cell-style-name="ce11"/>
        <table:table-column table:style-name="co1" table:number-columns-repeated="2" table:default-cell-style-name="ce14"/>
        <table:table-column table:style-name="co1" table:number-columns-repeated="3" table:default-cell-style-name="ce12"/>
        <table:table-column table:style-name="co1" table:default-cell-style-name="ce14"/>
        <table:table-column table:style-name="co1" table:number-columns-repeated="9" table:default-cell-style-name="ce12"/>
        <table:table-column table:style-name="co1" table:default-cell-style-name="ce15"/>
        <table:table-column table:style-name="co1" table:default-cell-style-name="ce11"/>
        <table:table-column table:style-name="co3" table:default-cell-style-name="ce11"/>
        <table:table-column table:style-name="co1" table:number-columns-repeated="4" table:default-cell-style-name="ce11"/>
        <table:table-column table:style-name="co4" table:number-columns-repeated="32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Constraints</text:p>
          </table:table-cell>
          <table:table-cell table:style-name="Default" office:value-type="string" calcext:value-type="string">
            <text:p>Status</text:p>
          </table:table-cell>
          <table:table-cell table:style-name="Default" office:value-type="string" calcext:value-type="string">
            <text:p>Progress</text:p>
          </table:table-cell>
          <table:table-cell table:style-name="Default" office:value-type="string" calcext:value-type="string">
            <text:p>Incremental</text:p>
          </table:table-cell>
          <table:table-cell table:style-name="Default" office:value-type="string" calcext:value-type="string">
            <text:p>WNS</text:p>
          </table:table-cell>
          <table:table-cell table:style-name="Default" office:value-type="string" calcext:value-type="string">
            <text:p>TNS</text:p>
          </table:table-cell>
          <table:table-cell table:style-name="Default" office:value-type="string" calcext:value-type="string">
            <text:p>WHS</text:p>
          </table:table-cell>
          <table:table-cell table:style-name="Default" office:value-type="string" calcext:value-type="string">
            <text:p>THS</text:p>
          </table:table-cell>
          <table:table-cell table:style-name="Default" office:value-type="string" calcext:value-type="string">
            <text:p>WBSS</text:p>
          </table:table-cell>
          <table:table-cell table:style-name="Default" office:value-type="string" calcext:value-type="string">
            <text:p>TPWS</text:p>
          </table:table-cell>
          <table:table-cell table:style-name="Default" office:value-type="string" calcext:value-type="string">
            <text:p>Total Power</text:p>
          </table:table-cell>
          <table:table-cell table:style-name="Default" office:value-type="string" calcext:value-type="string">
            <text:p>Failed Routes</text:p>
          </table:table-cell>
          <table:table-cell table:style-name="Default" office:value-type="string" calcext:value-type="string">
            <text:p>LUT</text:p>
          </table:table-cell>
          <table:table-cell table:style-name="Default" office:value-type="string" calcext:value-type="string">
            <text:p>FF</text:p>
          </table:table-cell>
          <table:table-cell table:style-name="Default" office:value-type="string" calcext:value-type="string">
            <text:p>BRAM</text:p>
          </table:table-cell>
          <table:table-cell table:style-name="Default" office:value-type="string" calcext:value-type="string">
            <text:p>URAM</text:p>
          </table:table-cell>
          <table:table-cell table:style-name="Default" office:value-type="string" calcext:value-type="string">
            <text:p>DSP</text:p>
          </table:table-cell>
          <table:table-cell table:style-name="Default" office:value-type="string" calcext:value-type="string">
            <text:p>LUTRAM</text:p>
          </table:table-cell>
          <table:table-cell table:style-name="Default" office:value-type="string" calcext:value-type="string">
            <text:p>IO</text:p>
          </table:table-cell>
          <table:table-cell table:style-name="Default" office:value-type="string" calcext:value-type="string">
            <text:p>GT</text:p>
          </table:table-cell>
          <table:table-cell table:style-name="Default" office:value-type="string" calcext:value-type="string">
            <text:p>BUFG</text:p>
          </table:table-cell>
          <table:table-cell table:style-name="Default" office:value-type="string" calcext:value-type="string">
            <text:p>MMCM</text:p>
          </table:table-cell>
          <table:table-cell table:style-name="Default" office:value-type="string" calcext:value-type="string">
            <text:p>PLL</text:p>
          </table:table-cell>
          <table:table-cell table:style-name="Default" office:value-type="string" calcext:value-type="string">
            <text:p>PCI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lapsed</text:p>
          </table:table-cell>
          <table:table-cell table:style-name="Default" office:value-type="string" calcext:value-type="string">
            <text:p>Run Strategy</text:p>
          </table:table-cell>
          <table:table-cell table:style-name="Default" office:value-type="string" calcext:value-type="string">
            <text:p>Report Strategy</text:p>
          </table:table-cell>
          <table:table-cell table:style-name="Default" office:value-type="string" calcext:value-type="string">
            <text:p>Part</text:p>
          </table:table-cell>
          <table:table-cell table:style-name="Default" office:value-type="string" calcext:value-type="string">
            <text:p>Host</text:p>
          </table:table-cell>
          <table:table-cell table:style-name="Default" office:value-type="string" calcext:value-type="string">
            <text:p>Description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constrs_1</text:p>
          </table:table-cell>
          <table:table-cell office:value-type="string" calcext:value-type="string">
            <text:p>synth_design Complete!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</text:p>
          </table:table-cell>
          <table:table-cell table:style-name="ce11" table:number-columns-repeated="4"/>
          <table:table-cell/>
          <table:table-cell table:style-name="ce11" table:number-columns-repeated="3"/>
          <table:table-cell office:value-type="float" office:value="7147" calcext:value-type="float">
            <text:p>7147</text:p>
          </table:table-cell>
          <table:table-cell office:value-type="float" office:value="3047" calcext:value-type="float">
            <text:p>3047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0T22:09:00" calcext:value-type="date">
            <text:p>3/20/2021 22:09</text:p>
          </table:table-cell>
          <table:table-cell office:value-type="string" calcext:value-type="string">
            <text:p>00:03:17</text:p>
          </table:table-cell>
          <table:table-cell office:value-type="string" calcext:value-type="string">
            <text:p>Vivado Synthesis Defaults (Vivado Synthesis 2020)</text:p>
          </table:table-cell>
          <table:table-cell office:value-type="string" calcext:value-type="string">
            <text:p>Vivado Synthesis Default Reports (Vivado Synthesis 2020)</text:p>
          </table:table-cell>
          <table:table-cell office:value-type="string" calcext:value-type="string">
            <text:p>xc7a100tcsg324-2</text:p>
          </table:table-cell>
          <table:table-cell office:value-type="string" calcext:value-type="string">
            <text:p>marcPC</text:p>
          </table:table-cell>
          <table:table-cell office:value-type="string" calcext:value-type="string">
            <text:p>Vivado Synthesis Defaults</text:p>
          </table:table-cell>
          <table:table-cell table:number-columns-repeated="32"/>
        </table:table-row>
        <table:table-row-group>
          <table:table-row table:style-name="ro1">
            <table:table-cell office:value-type="string" calcext:value-type="string">
              <text:p>impl_2</text:p>
            </table:table-cell>
            <table:table-cell office:value-type="string" calcext:value-type="string">
              <text:p>constrs_1</text:p>
            </table:table-cell>
            <table:table-cell office:value-type="string" calcext:value-type="string">
              <text:p>route_design Complete, Failed Timing!</text:p>
            </table:table-cell>
            <table:table-cell office:value-type="float" office:value="100" calcext:value-type="float">
              <text:p>100</text:p>
            </table:table-cell>
            <table:table-cell office:value-type="string" calcext:value-type="string">
              <text:p>Off</text:p>
            </table:table-cell>
            <table:table-cell office:value-type="float" office:value="-0.557169437408447" calcext:value-type="float">
              <text:p>-0.56</text:p>
            </table:table-cell>
            <table:table-cell office:value-type="float" office:value="-28.9776840209961" calcext:value-type="float">
              <text:p>-28.98</text:p>
            </table:table-cell>
            <table:table-cell office:value-type="float" office:value="0.105446703732014" calcext:value-type="float">
              <text:p>0.11</text:p>
            </table:table-cell>
            <table:table-cell office:value-type="float" office:value="0" calcext:value-type="float">
              <text:p>0.00</text:p>
            </table:table-cell>
            <table:table-cell/>
            <table:table-cell office:value-type="float" office:value="0" calcext:value-type="float">
              <text:p>0.00</text:p>
            </table:table-cell>
            <table:table-cell office:value-type="float" office:value="0.245393365621567" calcext:value-type="float">
              <text:p>0.25</text:p>
            </table:table-cell>
            <table:table-cell office:value-type="float" office:value="0" calcext:value-type="float">
              <text:p>0</text:p>
            </table:table-cell>
            <table:table-cell office:value-type="float" office:value="7204" calcext:value-type="float">
              <text:p>7204</text:p>
            </table:table-cell>
            <table:table-cell office:value-type="float" office:value="3047" calcext:value-type="float">
              <text:p>3047</text:p>
            </table:table-cell>
            <table:table-cell office:value-type="float" office:value="11" calcext:value-type="float">
              <text:p>11.00</text:p>
            </table:table-cell>
            <table:table-cell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office:value-type="float" office:value="67" calcext:value-type="float">
              <text:p>67</text:p>
            </table:table-cell>
            <table:table-cell office:value-type="float" office:value="0" calcext:value-type="float">
              <text:p>0</text:p>
            </table:table-cell>
            <table:table-cell office:value-type="float" office:value="2" calcext:value-type="float">
              <text:p>2</text:p>
            </table:table-cell>
            <table:table-cell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office:value-type="float" office:value="0" calcext:value-type="float">
              <text:p>0</text:p>
            </table:table-cell>
            <table:table-cell office:value-type="date" office:date-value="2021-03-20T22:27:44" calcext:value-type="date">
              <text:p>3/20/2021 22:27</text:p>
            </table:table-cell>
            <table:table-cell office:value-type="string" calcext:value-type="string">
              <text:p>00:07:26</text:p>
            </table:table-cell>
            <table:table-cell office:value-type="string" calcext:value-type="string">
              <text:p>Vivado Implementation Defaults (Vivado Implementation 2020)</text:p>
            </table:table-cell>
            <table:table-cell office:value-type="string" calcext:value-type="string">
              <text:p>Vivado Implementation Default Reports (Vivado Implementation 2020)</text:p>
            </table:table-cell>
            <table:table-cell office:value-type="string" calcext:value-type="string">
              <text:p>xc7a100tcsg324-2</text:p>
            </table:table-cell>
            <table:table-cell office:value-type="string" calcext:value-type="string">
              <text:p>marcPC</text:p>
            </table:table-cell>
            <table:table-cell office:value-type="string" calcext:value-type="string">
              <text:p>Default settings for Implementation.</text:p>
            </table:table-cell>
            <table:table-cell table:number-columns-repeated="32"/>
          </table:table-row>
          <table:table-row table:style-name="ro1">
            <table:table-cell office:value-type="string" calcext:value-type="string">
              <text:p>impl_3</text:p>
            </table:table-cell>
            <table:table-cell office:value-type="string" calcext:value-type="string">
              <text:p>constrs_1</text:p>
            </table:table-cell>
            <table:table-cell office:value-type="string" calcext:value-type="string">
              <text:p>phys_opt_design (Post-Route) Complete!</text:p>
            </table:table-cell>
            <table:table-cell office:value-type="float" office:value="100" calcext:value-type="float">
              <text:p>100</text:p>
            </table:table-cell>
            <table:table-cell office:value-type="string" calcext:value-type="string">
              <text:p>Off</text:p>
            </table:table-cell>
            <table:table-cell office:value-type="float" office:value="-0.46264860033989" calcext:value-type="float">
              <text:p>-0.46</text:p>
            </table:table-cell>
            <table:table-cell office:value-type="float" office:value="-34.42041015625" calcext:value-type="float">
              <text:p>-34.42</text:p>
            </table:table-cell>
            <table:table-cell office:value-type="float" office:value="0.104444228112698" calcext:value-type="float">
              <text:p>0.10</text:p>
            </table:table-cell>
            <table:table-cell office:value-type="float" office:value="0" calcext:value-type="float">
              <text:p>0.00</text:p>
            </table:table-cell>
            <table:table-cell/>
            <table:table-cell office:value-type="float" office:value="0" calcext:value-type="float">
              <text:p>0.00</text:p>
            </table:table-cell>
            <table:table-cell office:value-type="float" office:value="0.251371741294861" calcext:value-type="float">
              <text:p>0.25</text:p>
            </table:table-cell>
            <table:table-cell office:value-type="float" office:value="0" calcext:value-type="float">
              <text:p>0</text:p>
            </table:table-cell>
            <table:table-cell office:value-type="float" office:value="7205" calcext:value-type="float">
              <text:p>7205</text:p>
            </table:table-cell>
            <table:table-cell office:value-type="float" office:value="3047" calcext:value-type="float">
              <text:p>3047</text:p>
            </table:table-cell>
            <table:table-cell office:value-type="float" office:value="11" calcext:value-type="float">
              <text:p>11.00</text:p>
            </table:table-cell>
            <table:table-cell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office:value-type="float" office:value="67" calcext:value-type="float">
              <text:p>67</text:p>
            </table:table-cell>
            <table:table-cell office:value-type="float" office:value="0" calcext:value-type="float">
              <text:p>0</text:p>
            </table:table-cell>
            <table:table-cell office:value-type="float" office:value="2" calcext:value-type="float">
              <text:p>2</text:p>
            </table:table-cell>
            <table:table-cell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office:value-type="float" office:value="0" calcext:value-type="float">
              <text:p>0</text:p>
            </table:table-cell>
            <table:table-cell office:value-type="date" office:date-value="2021-03-20T22:27:44" calcext:value-type="date">
              <text:p>3/20/2021 22:27</text:p>
            </table:table-cell>
            <table:table-cell office:value-type="string" calcext:value-type="string">
              <text:p>00:30:24</text:p>
            </table:table-cell>
            <table:table-cell office:value-type="string" calcext:value-type="string">
              <text:p>Performance_ExplorePostRoutePhysOpt (Vivado Implementation 2020)</text:p>
            </table:table-cell>
            <table:table-cell office:value-type="string" calcext:value-type="string">
              <text:p>Vivado Implementation Default Reports (Vivado Implementation 2020)</text:p>
            </table:table-cell>
            <table:table-cell office:value-type="string" calcext:value-type="string">
              <text:p>xc7a100tcsg324-2</text:p>
            </table:table-cell>
            <table:table-cell office:value-type="string" calcext:value-type="string">
              <text:p>marcPC</text:p>
            </table:table-cell>
            <table:table-cell office:value-type="string" calcext:value-type="string">
              <text:p>Similar to Peformance_Explore, but enables the physical optimization step (phys_opt_design) with the Explore directive after routing.</text:p>
            </table:table-cell>
            <table:table-cell table:number-columns-repeated="32"/>
          </table:table-row>
          <table:table-row table:style-name="ro1">
            <table:table-cell office:value-type="string" calcext:value-type="string">
              <text:p>impl_4</text:p>
            </table:table-cell>
            <table:table-cell office:value-type="string" calcext:value-type="string">
              <text:p>constrs_1</text:p>
            </table:table-cell>
            <table:table-cell office:value-type="string" calcext:value-type="string">
              <text:p>route_design Complete, Failed Timing!</text:p>
            </table:table-cell>
            <table:table-cell office:value-type="float" office:value="100" calcext:value-type="float">
              <text:p>100</text:p>
            </table:table-cell>
            <table:table-cell office:value-type="string" calcext:value-type="string">
              <text:p>Off</text:p>
            </table:table-cell>
            <table:table-cell office:value-type="float" office:value="-0.541970908641815" calcext:value-type="float">
              <text:p>-0.54</text:p>
            </table:table-cell>
            <table:table-cell office:value-type="float" office:value="-38.8627891540527" calcext:value-type="float">
              <text:p>-38.86</text:p>
            </table:table-cell>
            <table:table-cell office:value-type="float" office:value="0.0593184940516949" calcext:value-type="float">
              <text:p>0.06</text:p>
            </table:table-cell>
            <table:table-cell office:value-type="float" office:value="0" calcext:value-type="float">
              <text:p>0.00</text:p>
            </table:table-cell>
            <table:table-cell/>
            <table:table-cell office:value-type="float" office:value="0" calcext:value-type="float">
              <text:p>0.00</text:p>
            </table:table-cell>
            <table:table-cell office:value-type="float" office:value="0.249229952692986" calcext:value-type="float">
              <text:p>0.25</text:p>
            </table:table-cell>
            <table:table-cell office:value-type="float" office:value="0" calcext:value-type="float">
              <text:p>0</text:p>
            </table:table-cell>
            <table:table-cell office:value-type="float" office:value="7232" calcext:value-type="float">
              <text:p>7232</text:p>
            </table:table-cell>
            <table:table-cell office:value-type="float" office:value="3047" calcext:value-type="float">
              <text:p>3047</text:p>
            </table:table-cell>
            <table:table-cell office:value-type="float" office:value="11" calcext:value-type="float">
              <text:p>11.00</text:p>
            </table:table-cell>
            <table:table-cell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office:value-type="float" office:value="67" calcext:value-type="float">
              <text:p>67</text:p>
            </table:table-cell>
            <table:table-cell office:value-type="float" office:value="0" calcext:value-type="float">
              <text:p>0</text:p>
            </table:table-cell>
            <table:table-cell office:value-type="float" office:value="2" calcext:value-type="float">
              <text:p>2</text:p>
            </table:table-cell>
            <table:table-cell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office:value-type="float" office:value="0" calcext:value-type="float">
              <text:p>0</text:p>
            </table:table-cell>
            <table:table-cell office:value-type="date" office:date-value="2021-03-20T22:27:45" calcext:value-type="date">
              <text:p>3/20/2021 22:27</text:p>
            </table:table-cell>
            <table:table-cell office:value-type="string" calcext:value-type="string">
              <text:p>00:25:09</text:p>
            </table:table-cell>
            <table:table-cell office:value-type="string" calcext:value-type="string">
              <text:p>Performance_ExtraTimingOpt (Vivado Implementation 2020)</text:p>
            </table:table-cell>
            <table:table-cell office:value-type="string" calcext:value-type="string">
              <text:p>Vivado Implementation Default Reports (Vivado Implementation 2020)</text:p>
            </table:table-cell>
            <table:table-cell office:value-type="string" calcext:value-type="string">
              <text:p>xc7a100tcsg324-2</text:p>
            </table:table-cell>
            <table:table-cell office:value-type="string" calcext:value-type="string">
              <text:p>marcPC</text:p>
            </table:table-cell>
            <table:table-cell office:value-type="string" calcext:value-type="string">
              <text:p>Includes alternate algorithms for timing-driven optimization</text:p>
            </table:table-cell>
            <table:table-cell table:number-columns-repeated="32"/>
          </table:table-row>
          <table:table-row table:style-name="ro1">
            <table:table-cell office:value-type="string" calcext:value-type="string">
              <text:p>impl_5</text:p>
            </table:table-cell>
            <table:table-cell office:value-type="string" calcext:value-type="string">
              <text:p>constrs_1</text:p>
            </table:table-cell>
            <table:table-cell office:value-type="string" calcext:value-type="string">
              <text:p>route_design Complete, Failed Timing!</text:p>
            </table:table-cell>
            <table:table-cell office:value-type="float" office:value="100" calcext:value-type="float">
              <text:p>100</text:p>
            </table:table-cell>
            <table:table-cell office:value-type="string" calcext:value-type="string">
              <text:p>Off</text:p>
            </table:table-cell>
            <table:table-cell office:value-type="float" office:value="-0.528383553028107" calcext:value-type="float">
              <text:p>-0.53</text:p>
            </table:table-cell>
            <table:table-cell office:value-type="float" office:value="-35.4935264587402" calcext:value-type="float">
              <text:p>-35.49</text:p>
            </table:table-cell>
            <table:table-cell office:value-type="float" office:value="0.0553092584013939" calcext:value-type="float">
              <text:p>0.06</text:p>
            </table:table-cell>
            <table:table-cell office:value-type="float" office:value="0" calcext:value-type="float">
              <text:p>0.00</text:p>
            </table:table-cell>
            <table:table-cell/>
            <table:table-cell office:value-type="float" office:value="0" calcext:value-type="float">
              <text:p>0.00</text:p>
            </table:table-cell>
            <table:table-cell office:value-type="float" office:value="0.248334646224976" calcext:value-type="float">
              <text:p>0.25</text:p>
            </table:table-cell>
            <table:table-cell office:value-type="float" office:value="0" calcext:value-type="float">
              <text:p>0</text:p>
            </table:table-cell>
            <table:table-cell office:value-type="float" office:value="7232" calcext:value-type="float">
              <text:p>7232</text:p>
            </table:table-cell>
            <table:table-cell office:value-type="float" office:value="3047" calcext:value-type="float">
              <text:p>3047</text:p>
            </table:table-cell>
            <table:table-cell office:value-type="float" office:value="11" calcext:value-type="float">
              <text:p>11.00</text:p>
            </table:table-cell>
            <table:table-cell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office:value-type="float" office:value="67" calcext:value-type="float">
              <text:p>67</text:p>
            </table:table-cell>
            <table:table-cell office:value-type="float" office:value="0" calcext:value-type="float">
              <text:p>0</text:p>
            </table:table-cell>
            <table:table-cell office:value-type="float" office:value="2" calcext:value-type="float">
              <text:p>2</text:p>
            </table:table-cell>
            <table:table-cell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office:value-type="float" office:value="0" calcext:value-type="float">
              <text:p>0</text:p>
            </table:table-cell>
            <table:table-cell office:value-type="date" office:date-value="2021-03-20T22:27:45" calcext:value-type="date">
              <text:p>3/20/2021 22:27</text:p>
            </table:table-cell>
            <table:table-cell office:value-type="string" calcext:value-type="string">
              <text:p>00:16:46</text:p>
            </table:table-cell>
            <table:table-cell office:value-type="string" calcext:value-type="string">
              <text:p>Congestion_SpreadLogic_high (Vivado Implementation 2020)</text:p>
            </table:table-cell>
            <table:table-cell office:value-type="string" calcext:value-type="string">
              <text:p>Vivado Implementation Default Reports (Vivado Implementation 2020)</text:p>
            </table:table-cell>
            <table:table-cell office:value-type="string" calcext:value-type="string">
              <text:p>xc7a100tcsg324-2</text:p>
            </table:table-cell>
            <table:table-cell office:value-type="string" calcext:value-type="string">
              <text:p>marcPC</text:p>
            </table:table-cell>
            <table:table-cell office:value-type="string" calcext:value-type="string">
              <text:p>Spread logic throughout the device to avoid creating congested regions. (high setting: highest degree of spreading)</text:p>
            </table:table-cell>
            <table:table-cell table:number-columns-repeated="32"/>
          </table:table-row>
          <table:table-row table:style-name="ro1">
            <table:table-cell office:value-type="string" calcext:value-type="string">
              <text:p>impl_6</text:p>
            </table:table-cell>
            <table:table-cell office:value-type="string" calcext:value-type="string">
              <text:p>constrs_1</text:p>
            </table:table-cell>
            <table:table-cell office:value-type="string" calcext:value-type="string">
              <text:p>phys_opt_design (Post-Route) Complete!</text:p>
            </table:table-cell>
            <table:table-cell office:value-type="float" office:value="100" calcext:value-type="float">
              <text:p>100</text:p>
            </table:table-cell>
            <table:table-cell office:value-type="string" calcext:value-type="string">
              <text:p>Off</text:p>
            </table:table-cell>
            <table:table-cell office:value-type="float" office:value="-0.259028345346451" calcext:value-type="float">
              <text:p>-0.26</text:p>
            </table:table-cell>
            <table:table-cell office:value-type="float" office:value="-14.1768712997437" calcext:value-type="float">
              <text:p>-14.18</text:p>
            </table:table-cell>
            <table:table-cell office:value-type="float" office:value="0.105446703732014" calcext:value-type="float">
              <text:p>0.11</text:p>
            </table:table-cell>
            <table:table-cell office:value-type="float" office:value="0" calcext:value-type="float">
              <text:p>0.00</text:p>
            </table:table-cell>
            <table:table-cell/>
            <table:table-cell office:value-type="float" office:value="0" calcext:value-type="float">
              <text:p>0.00</text:p>
            </table:table-cell>
            <table:table-cell office:value-type="float" office:value="0.251699298620224" calcext:value-type="float">
              <text:p>0.25</text:p>
            </table:table-cell>
            <table:table-cell office:value-type="float" office:value="0" calcext:value-type="float">
              <text:p>0</text:p>
            </table:table-cell>
            <table:table-cell office:value-type="float" office:value="7204" calcext:value-type="float">
              <text:p>7204</text:p>
            </table:table-cell>
            <table:table-cell office:value-type="float" office:value="3047" calcext:value-type="float">
              <text:p>3047</text:p>
            </table:table-cell>
            <table:table-cell office:value-type="float" office:value="11" calcext:value-type="float">
              <text:p>11.00</text:p>
            </table:table-cell>
            <table:table-cell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office:value-type="float" office:value="67" calcext:value-type="float">
              <text:p>67</text:p>
            </table:table-cell>
            <table:table-cell office:value-type="float" office:value="0" calcext:value-type="float">
              <text:p>0</text:p>
            </table:table-cell>
            <table:table-cell office:value-type="float" office:value="2" calcext:value-type="float">
              <text:p>2</text:p>
            </table:table-cell>
            <table:table-cell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office:value-type="float" office:value="0" calcext:value-type="float">
              <text:p>0</text:p>
            </table:table-cell>
            <table:table-cell office:value-type="date" office:date-value="2021-03-20T22:35:36" calcext:value-type="date">
              <text:p>3/20/2021 22:35</text:p>
            </table:table-cell>
            <table:table-cell office:value-type="string" calcext:value-type="string">
              <text:p>00:29:55</text:p>
            </table:table-cell>
            <table:table-cell office:value-type="string" calcext:value-type="string">
              <text:p>Flow_RunPostRoutePhysOpt (Vivado Implementation 2020)</text:p>
            </table:table-cell>
            <table:table-cell office:value-type="string" calcext:value-type="string">
              <text:p>Vivado Implementation Default Reports (Vivado Implementation 2020)</text:p>
            </table:table-cell>
            <table:table-cell office:value-type="string" calcext:value-type="string">
              <text:p>xc7a100tcsg324-2</text:p>
            </table:table-cell>
            <table:table-cell office:value-type="string" calcext:value-type="string">
              <text:p>marcPC</text:p>
            </table:table-cell>
            <table:table-cell office:value-type="string" calcext:value-type="string">
              <text:p>Similar to the Implementation Run Defaults, but enables the physical optimization step (phys_opt_design) before and after routing.</text:p>
            </table:table-cell>
            <table:table-cell table:number-columns-repeated="32"/>
          </table:table-row>
          <table:table-row table:style-name="ro1">
            <table:table-cell office:value-type="string" calcext:value-type="string">
              <text:p>impl_7</text:p>
            </table:table-cell>
            <table:table-cell office:value-type="string" calcext:value-type="string">
              <text:p>constrs_1</text:p>
            </table:table-cell>
            <table:table-cell office:value-type="string" calcext:value-type="string">
              <text:p>phys_opt_design (Post-Route) Complete!</text:p>
            </table:table-cell>
            <table:table-cell office:value-type="float" office:value="100" calcext:value-type="float">
              <text:p>100</text:p>
            </table:table-cell>
            <table:table-cell office:value-type="string" calcext:value-type="string">
              <text:p>Off</text:p>
            </table:table-cell>
            <table:table-cell office:value-type="float" office:value="-0.17252154648304" calcext:value-type="float">
              <text:p>-0.17</text:p>
            </table:table-cell>
            <table:table-cell office:value-type="float" office:value="-6.2740650177002" calcext:value-type="float">
              <text:p>-6.27</text:p>
            </table:table-cell>
            <table:table-cell office:value-type="float" office:value="0.0398297496140003" calcext:value-type="float">
              <text:p>0.04</text:p>
            </table:table-cell>
            <table:table-cell office:value-type="float" office:value="0" calcext:value-type="float">
              <text:p>0.00</text:p>
            </table:table-cell>
            <table:table-cell/>
            <table:table-cell office:value-type="float" office:value="0" calcext:value-type="float">
              <text:p>0.00</text:p>
            </table:table-cell>
            <table:table-cell office:value-type="float" office:value="0.248644515872002" calcext:value-type="float">
              <text:p>0.25</text:p>
            </table:table-cell>
            <table:table-cell office:value-type="float" office:value="0" calcext:value-type="float">
              <text:p>0</text:p>
            </table:table-cell>
            <table:table-cell office:value-type="float" office:value="7232" calcext:value-type="float">
              <text:p>7232</text:p>
            </table:table-cell>
            <table:table-cell office:value-type="float" office:value="3047" calcext:value-type="float">
              <text:p>3047</text:p>
            </table:table-cell>
            <table:table-cell office:value-type="float" office:value="11" calcext:value-type="float">
              <text:p>11.00</text:p>
            </table:table-cell>
            <table:table-cell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office:value-type="float" office:value="67" calcext:value-type="float">
              <text:p>67</text:p>
            </table:table-cell>
            <table:table-cell office:value-type="float" office:value="0" calcext:value-type="float">
              <text:p>0</text:p>
            </table:table-cell>
            <table:table-cell office:value-type="float" office:value="2" calcext:value-type="float">
              <text:p>2</text:p>
            </table:table-cell>
            <table:table-cell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office:value-type="float" office:value="0" calcext:value-type="float">
              <text:p>0</text:p>
            </table:table-cell>
            <table:table-cell office:value-type="date" office:date-value="2021-03-20T22:44:58" calcext:value-type="date">
              <text:p>3/20/2021 22:44</text:p>
            </table:table-cell>
            <table:table-cell office:value-type="string" calcext:value-type="string">
              <text:p>00:21:23</text:p>
            </table:table-cell>
            <table:table-cell office:value-type="string" calcext:value-type="string">
              <text:p>custom_implementation (Vivado Implementation 2020)</text:p>
            </table:table-cell>
            <table:table-cell office:value-type="string" calcext:value-type="string">
              <text:p>Vivado Implementation Default Reports (Vivado Implementation 2020)</text:p>
            </table:table-cell>
            <table:table-cell office:value-type="string" calcext:value-type="string">
              <text:p>xc7a100tcsg324-2</text:p>
            </table:table-cell>
            <table:table-cell office:value-type="string" calcext:value-type="string">
              <text:p>marcPC</text:p>
            </table:table-cell>
            <table:table-cell office:value-type="string" calcext:value-type="string">
              <text:p>Similar to the Implementation Run Defaults, but enables the physical optimization step (phys_opt_design) before and after routing.</text:p>
            </table:table-cell>
            <table:table-cell table:number-columns-repeated="32"/>
          </table:table-row>
        </table:table-row-group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 style:data-style-name="N2" text:time-value="16:50:28.8717469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0T22:11:15</meta:creation-date>
    <meta:initial-creator>Apache POI</meta:initial-creator>
    <meta:generator>LibreOffice/7.0.4.2$Linux_X86_64 LibreOffice_project/00$Build-2</meta:generator>
    <dc:date>2021-03-21T16:52:01.353506931</dc:date>
    <meta:editing-duration>PT13M37S</meta:editing-duration>
    <meta:editing-cycles>3</meta:editing-cycles>
    <meta:document-statistic meta:table-count="1" meta:cell-count="242" meta:object-count="0"/>
  </office:meta>
</office:document-meta>
</file>